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f6b3" officeooo:paragraph-rsid="0003f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n'est pas un exerc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28:09.602433864</meta:creation-date>
    <dc:date>2020-01-16T10:29:02.674735081</dc:date>
    <meta:editing-duration>PT53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  <meta:generator>LibreOffice/6.0.7.3$Linux_X86_64 LibreOffice_project/00m0$Build-3</meta:generator>
  </office:meta>
</office:document-meta>
</file>